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au1" style:family="table">
      <style:table-properties style:width="17cm" table:align="margins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B8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au1.A1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B10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er">
      <style:text-properties officeooo:rsid="00158376" officeooo:paragraph-rsid="00158376"/>
    </style:style>
    <style:style style:name="P2" style:family="paragraph" style:parent-style-name="Standard">
      <style:text-properties officeooo:rsid="00158376" officeooo:paragraph-rsid="00158376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paragraph-rsid="00158376" fo:background-color="transparent"/>
    </style:style>
    <style:style style:name="P6" style:family="paragraph" style:parent-style-name="Title">
      <style:text-properties fo:color="#c9211e" loext:opacity="100%" fo:font-size="26pt" style:font-size-asian="26pt" style:font-size-complex="26pt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637e" officeooo:paragraph-rsid="001d63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637e" officeooo:paragraph-rsid="001d63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447" officeooo:paragraph-rsid="001d63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447" officeooo:paragraph-rsid="001884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c231" officeooo:paragraph-rsid="0016c2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c231" officeooo:paragraph-rsid="0016c2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d46f" officeooo:paragraph-rsid="001ed4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d46f" officeooo:paragraph-rsid="001ed4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ext_20_body">
      <style:text-properties officeooo:rsid="001f6a5d"/>
    </style:style>
    <style:style style:name="P16" style:family="paragraph" style:parent-style-name="Text_20_body">
      <style:text-properties officeooo:rsid="001f6a5d" officeooo:paragraph-rsid="001f8e54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Text_20_body">
      <style:text-properties officeooo:paragraph-rsid="00158376" fo:background-color="transparent"/>
    </style:style>
    <style:style style:name="P19" style:family="paragraph" style:parent-style-name="Text_20_body">
      <style:paragraph-properties fo:margin-left="0cm" fo:margin-right="0cm" fo:text-indent="0cm" style:auto-text-indent="false" style:writing-mode="lr-tb"/>
      <style:text-properties fo:background-color="transparent"/>
    </style:style>
    <style:style style:name="T1" style:family="text">
      <style:text-properties officeooo:rsid="00158376"/>
    </style:style>
    <style:style style:name="T2" style:family="text">
      <style:text-properties officeooo:rsid="00197db4"/>
    </style:style>
    <style:style style:name="T3" style:family="text">
      <style:text-properties officeooo:rsid="0019b2f2"/>
    </style:style>
    <style:style style:name="T4" style:family="text">
      <style:text-properties officeooo:rsid="001d637e"/>
    </style:style>
    <style:style style:name="T5" style:family="text">
      <style:text-properties officeooo:rsid="00188447"/>
    </style:style>
    <style:style style:name="T6" style:family="text">
      <style:text-properties officeooo:rsid="001f6a5d"/>
    </style:style>
    <style:style style:name="T7" style:family="text">
      <style:text-properties officeooo:rsid="001f8e5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6">SAé 2.02 Exploitation algorithmique d’un problème</text:p>
      <text:h text:style-name="Heading_20_1" text:outline-level="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__RefHeading___Toc391_1947903508" text:style-name="Index_20_Link" text:visited-style-name="Index_20_Link">Réalisation<text:tab/>1</text:a></text:p>
          <text:p text:style-name="P3"><text:a xlink:type="simple" xlink:href="#__RefHeading___Toc393_1947903508" text:style-name="Index_20_Link" text:visited-style-name="Index_20_Link">Organisation<text:tab/>1</text:a></text:p>
          <text:p text:style-name="P3"><text:a xlink:type="simple" xlink:href="#__RefHeading___Toc395_1947903508" text:style-name="Index_20_Link" text:visited-style-name="Index_20_Link">Détails des questions<text:tab/>1</text:a></text:p>
          <text:p text:style-name="P4"><text:a xlink:type="simple" xlink:href="#__RefHeading___Toc400_1947903508" text:style-name="Index_20_Link" text:visited-style-name="Index_20_Link"><text:s/>6.2 Collaborateurs communs<text:tab/>1</text:a></text:p>
          <text:p text:style-name="P4"><text:a xlink:type="simple" xlink:href="#__RefHeading___Toc402_1947903508" text:style-name="Index_20_Link" text:visited-style-name="Index_20_Link"><text:s/>6.3 Collaborateurs proches<text:tab/>1</text:a></text:p>
          <text:p text:style-name="P4"><text:a xlink:type="simple" xlink:href="#__RefHeading___Toc404_1947903508" text:style-name="Index_20_Link" text:visited-style-name="Index_20_Link"><text:s/>6.4 Qui est le centre d’Hollywood<text:tab/>2</text:a></text:p>
          <text:p text:style-name="P4"><text:a xlink:type="simple" xlink:href="#__RefHeading___Toc406_1947903508" text:style-name="Index_20_Link" text:visited-style-name="Index_20_Link"><text:s/>6.5 Une petite famille<text:tab/>2</text:a></text:p>
          <text:p text:style-name="P3"><text:a xlink:type="simple" xlink:href="#__RefHeading___Toc397_1947903508" text:style-name="Index_20_Link" text:visited-style-name="Index_20_Link">Évaluation expérimentale<text:tab/>2</text:a></text:p>
        </text:index-body>
      </text:table-of-content>
      <text:h text:style-name="Heading_20_1" text:outline-level="1"/>
      <text:h text:style-name="Heading_20_1" text:outline-level="1"><text:bookmark-start text:name="__RefHeading___Toc391_1947903508"/>Réalisation<text:bookmark-end text:name="__RefHeading___Toc391_1947903508"/></text:h>
      <text:p text:style-name="Text_20_body">L’ensemble du travail demandé a été réalisé sur la période de 8 semaines consacrée à la réalisation de cette <text:span text:style-name="T2">SAE 2.02 Exploration Algorithmique d’un problème. Chacune des fonctions proposées a pu être testée, à la fois dans son fonctionnement et son efficacité. </text:span><text:span text:style-name="T3">La docstring est fournie et certains comm</text:span><text:span text:style-name="T6">e</text:span><text:span text:style-name="T3">ntaires sont ajoutés lorsque cela est nécessaire, afin de rendre le code plus lisible et compréhensible. </text:span></text:p>
      <text:h text:style-name="Heading_20_1" text:outline-level="1" text:is-list-header="true"/>
      <text:h text:style-name="P17" text:outline-level="1"><text:bookmark-start text:name="__RefHeading___Toc393_1947903508"/>Organisation<text:bookmark-end text:name="__RefHeading___Toc393_1947903508"/></text:h>
      <text:p text:style-name="P16">Lors de cette Saé, nous avons réparti les tâches afin de s’organiser et de produire le travail demandé <text:span text:style-name="T7">de manière efficace. Ainsi, ci-dessous se trouve un tableau décrivant l’organisation au sein de notre binôme.</text:span></text:p>
      <table:table table:name="Tableau1" table:style-name="Tableau1" table:template-name="Academic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>Clémence</text:p>
          </table:table-cell>
          <table:table-cell table:style-name="Tableau1.A1" office:value-type="string">
            <text:p text:style-name="P11">Ophélie</text:p>
          </table:table-cell>
        </table:table-row>
        <table:table-row table:style-name="Tableau1.1">
          <table:table-cell table:style-name="Tableau1.A2" table:number-columns-spanned="2" office:value-type="string">
            <text:p text:style-name="P12">Echauffement <text:span text:style-name="T4">requetes.py</text:span></text:p>
          </table:table-cell>
          <table:covered-table-cell/>
        </table:table-row>
        <table:table-row table:style-name="Tableau1.1">
          <table:table-cell table:style-name="Tableau1.A2" table:number-columns-spanned="2" office:value-type="string">
            <text:p text:style-name="P8">Efficacité</text:p>
          </table:table-cell>
          <table:covered-table-cell/>
        </table:table-row>
        <table:table-row table:style-name="Tableau1.1">
          <table:table-cell table:style-name="Tableau1.A2" table:number-columns-spanned="2" office:value-type="string">
            <text:p text:style-name="P8"><text:span text:style-name="T5">Interraction application sur termina</text:span>l<text:span text:style-name="T5"> </text:span>oracle.py</text:p>
          </table:table-cell>
          <table:covered-table-cell/>
        </table:table-row>
        <table:table-row table:style-name="Tableau1.1">
          <table:table-cell table:style-name="Tableau1.A2" table:number-columns-spanned="2" office:value-type="string">
            <text:p text:style-name="P10">Rapport</text:p>
          </table:table-cell>
          <table:covered-table-cell/>
        </table:table-row>
        <table:table-row table:style-name="Tableau1.1">
          <table:table-cell table:style-name="Tableau1.A2" table:number-columns-spanned="2" office:value-type="string">
            <text:p text:style-name="P14">Préparation soutenance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9">Collaborateurs en communs <text:span text:style-name="T4">requetes.py</text:span></text:p>
          </table:table-cell>
          <table:table-cell table:style-name="Tableau1.A2" office:value-type="string">
            <text:p text:style-name="P9">Collaborateurs proches <text:span text:style-name="T4">requetes.py</text:span></text:p>
          </table:table-cell>
        </table:table-row>
        <table:table-row table:style-name="Tableau1.1">
          <table:table-cell table:style-name="Tableau1.A2" office:value-type="string">
            <text:p text:style-name="P9">Qui est au centre d’Hollywood <text:span text:style-name="T4">requetes.py</text:span></text:p>
          </table:table-cell>
          <table:table-cell table:style-name="Tableau1.B8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9">Une petite famille <text:span text:style-name="T4">requetes.py</text:span></text:p>
          </table:table-cell>
          <table:table-cell table:style-name="Tableau1.B8">
            <text:p text:style-name="P13"/>
          </table:table-cell>
        </table:table-row>
        <table:table-row table:style-name="Tableau1.1">
          <table:table-cell table:style-name="Tableau1.A10" office:value-type="string">
            <text:p text:style-name="P9">Bonus <text:span text:style-name="T4">requetes.py</text:span></text:p>
          </table:table-cell>
          <table:table-cell table:style-name="Tableau1.B10">
            <text:p text:style-name="P7"/>
          </table:table-cell>
        </table:table-row>
      </table:table>
      <text:p text:style-name="P15"/>
      <text:h text:style-name="Heading_20_1" text:outline-level="1"><text:bookmark-start text:name="__RefHeading___Toc395_1947903508"/>Détails des questions<text:bookmark-end text:name="__RefHeading___Toc395_1947903508"/></text:h>
      <text:h text:style-name="Heading_20_2" text:outline-level="2"><text:bookmark-start text:name="__RefHeading___Toc400_1947903508"/><text:tab/>6.<text:span text:style-name="T1">2</text:span> <text:span text:style-name="T1">Collaborateurs communs</text:span><text:bookmark-end text:name="__RefHeading___Toc400_1947903508"/></text:h>
      <text:p text:style-name="P5">L’ensemble des collaborateurs communs peut se décrire de cette façon : pour deux nœuds différents u et v, on veut l’ensemble des acteurs qui sont à la fois dans le voisinage de u et dans le voisinage de v.</text:p>
      <text:p text:style-name="P5">Formellement, nous pouvons l’écrire de cette manière : pour un graphe G=(V,E) où V est l’ensemble des sommets et E l’ensemble des arêtes de ce graphe, on veut {k | (u,v,k) ∈ V3 ^ u≠v≠k ^ k ∈ N(u) ^ k ∈N(v)}</text:p>
      <text:p text:style-name="P5">Ω(f(n)) borne inférieure</text:p>
      <text:h text:style-name="Heading_20_2" text:outline-level="2"><text:bookmark-start text:name="__RefHeading___Toc402_1947903508"/><text:tab/>6.3 Collaborateurs proches<text:bookmark-end text:name="__RefHeading___Toc402_1947903508"/></text:h>
      <text:p text:style-name="P19">Le code fournit possède une complexité O(n3) dans le pire des cas. Nous commençons d’abord par vérifier que l’acteur u est présent en tant que sommet dans le graphe. Ainsi, pour une distance k et pour chacun des collaborateurs d’un acteur à cette distance, on regarde si collaborateur voisin est dans la liste des collaborateurs proches.</text:p>
      <text:h text:style-name="Heading_20_2" text:outline-level="2"><text:bookmark-start text:name="__RefHeading___Toc404_1947903508"/><text:soft-page-break/><text:tab/>6.4 Qui est le centre d’Hollywood<text:bookmark-end text:name="__RefHeading___Toc404_1947903508"/></text:h>
      <text:h text:style-name="Heading_20_2" text:outline-level="2"><text:bookmark-start text:name="__RefHeading___Toc406_1947903508"/><text:tab/>6.5 Une petite famille<text:line-break/><text:line-break/><text:bookmark-end text:name="__RefHeading___Toc406_1947903508"/></text:h>
      <text:h text:style-name="Heading_20_1" text:outline-level="1"><text:bookmark-start text:name="__RefHeading___Toc397_1947903508"/>Évaluation expérimentale <text:bookmark-end text:name="__RefHeading___Toc397_1947903508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style style:name="MP1" style:family="paragraph" style:parent-style-name="Header">
      <style:text-properties officeooo:rsid="00158376" officeooo:paragraph-rsid="0015837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>Ophélie Valin</text:p>
        <text:p text:style-name="MP1">Clémence Bocquet</text:p>
        <text:p text:style-name="MP1">BUT 1 informatique – Orléans</text:p>
        <text:p text:style-name="MP1">Groupe 4A</text:p>
        <text:p text:style-name="MP1">2023-2024</text:p>
      </style:header-first>
      <style:footer>
        <text:p text:style-name="Footer"><text:tab/><text:tab/><text:page-number text:select-page="current">3</text:page-number></text:p>
      </style:footer>
      <style:footer-first>
        <text:p text:style-name="Footer"><text:tab/><text:tab/><text:page-number text:select-page="current">1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6:44:16.634266603</meta:creation-date>
    <dc:date>2024-06-04T13:30:59.636601405</dc:date>
    <meta:editing-duration>PT1H6M3S</meta:editing-duration>
    <meta:editing-cycles>9</meta:editing-cycles>
    <meta:generator>LibreOffice/7.3.7.2$Linux_X86_64 LibreOffice_project/30$Build-2</meta:generator>
    <meta:document-statistic meta:table-count="1" meta:image-count="0" meta:object-count="0" meta:page-count="3" meta:paragraph-count="43" meta:word-count="346" meta:character-count="2201" meta:non-whitespace-character-count="1881"/>
  </office:meta>
</office:document-meta>
</file>